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E000002837DBA4E6E83F81029.png" manifest:media-type="image/png"/>
  <manifest:file-entry manifest:full-path="Pictures/1000020100000345000002E01E3711CFD463A4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148cm" svg:height="15.079cm" svg:x="5.458cm" svg:y="0.415cm">
          <draw:image xlink:href="Pictures/1000020100000345000002E01E3711CFD463A44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1.94cm" svg:height="14.726cm" svg:x="2.952cm" svg:y="0.514cm">
          <draw:image xlink:href="Pictures/10000201000003BE000002837DBA4E6E83F8102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18.137000000</meta:creation-date>
    <meta:generator>LibreOffice/6.4.7.2$Linux_X86_64 LibreOffice_project/40$Build-2</meta:generator>
    <dc:date>2021-02-18T10:19:30.749786381</dc:date>
    <meta:editing-duration>PT5M47S</meta:editing-duration>
    <meta:editing-cycles>1</meta:editing-cycles>
    <meta:document-statistic meta:object-count="27"/>
  </office:meta>
</office:document-meta>
</file>